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10000000124E9D314E0E6B2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, serif, EmojiFont"/>
    <style:font-face style:name="Lohit Devanagari1" svg:font-family="'Lohit Devanagari'"/>
    <style:font-face style:name="Segoe UI" svg:font-family="'Segoe UI', 'Segoe UI Web (West European)', apple-system, BlinkMacSystemFont, Roboto, 'Helvetica Neue', sans-serif"/>
    <style:font-face style:name="Segoe UI1" svg:font-family="'Segoe UI', sans-serif, serif, EmojiFont"/>
    <style:font-face style:name="inherit" svg:font-family="inherit"/>
    <style:font-face style:name="sans-serif" svg:font-family="sans-serif"/>
    <style:font-face style:name="sans-serif1" svg:font-family="sans-serif, serif, Emoj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96cm" table:align="left" fo:background-color="#ffffff">
        <style:background-image/>
      </style:table-properties>
    </style:style>
    <style:style style:name="Table1.A" style:family="table-column">
      <style:table-column-properties style:column-width="17.796cm"/>
    </style:style>
    <style:style style:name="Table2" style:family="table">
      <style:table-properties style:width="17.796cm" table:align="center"/>
    </style:style>
    <style:style style:name="Table2.A" style:family="table-column">
      <style:table-column-properties style:column-width="16.738cm"/>
    </style:style>
    <style:style style:name="Table2.B" style:family="table-column">
      <style:table-column-properties style:column-width="1.058cm"/>
    </style:style>
    <style:style style:name="Table2.B1" style:family="table-cell">
      <style:table-cell-properties style:vertical-align="middle"/>
    </style:style>
    <style:style style:name="Table3" style:family="table">
      <style:table-properties style:width="16.738cm" table:align="left"/>
    </style:style>
    <style:style style:name="Table3.A" style:family="table-column">
      <style:table-column-properties style:column-width="16.738cm"/>
    </style:style>
    <style:style style:name="Table2" style:family="table">
      <style:table-properties style:width="17.796cm" table:align="center"/>
    </style:style>
    <style:style style:name="Table2.A" style:family="table-column">
      <style:table-column-properties style:column-width="16.738cm"/>
    </style:style>
    <style:style style:name="Table2.B" style:family="table-column">
      <style:table-column-properties style:column-width="1.058cm"/>
    </style:style>
    <style:style style:name="Table2.B1" style:family="table-cell">
      <style:table-cell-properties style:vertical-align="middle"/>
    </style:style>
    <style:style style:name="Table3" style:family="table">
      <style:table-properties style:width="16.738cm" table:align="left"/>
    </style:style>
    <style:style style:name="Table3.A" style:family="table-column">
      <style:table-column-properties style:column-width="16.738cm"/>
    </style:style>
    <style:style style:name="Table3" style:family="table">
      <style:table-properties style:width="16.738cm" table:align="left"/>
    </style:style>
    <style:style style:name="Table3.A" style:family="table-column">
      <style:table-column-properties style:column-width="16.738cm"/>
    </style:style>
    <style:style style:name="Table4" style:family="table">
      <style:table-properties style:width="17cm" style:rel-width="100%" table:align="left" fo:background-color="#ffffff">
        <style:background-image/>
      </style:table-properties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529cm"/>
    </style:style>
    <style:style style:name="Table5" style:family="table">
      <style:table-properties style:width="17cm" style:rel-width="100%" table:align="center"/>
    </style:style>
    <style:style style:name="Table5.A" style:family="table-column">
      <style:table-column-properties style:column-width="1.062cm" style:rel-column-width="4095*"/>
    </style:style>
    <style:style style:name="Table5.B" style:family="table-column">
      <style:table-column-properties style:column-width="14.875cm" style:rel-column-width="57343*"/>
    </style:style>
    <style:style style:name="Table5.A1" style:family="table-cell">
      <style:table-cell-properties style:vertical-align="middle"/>
    </style:style>
    <style:style style:name="Table6" style:family="table">
      <style:table-properties style:width="1.062cm" style:rel-width="100%" table:align="left"/>
    </style:style>
    <style:style style:name="Table6.A" style:family="table-column">
      <style:table-column-properties style:column-width="1.062cm" style:rel-column-width="65535*"/>
    </style:style>
    <style:style style:name="Table5" style:family="table">
      <style:table-properties style:width="17cm" style:rel-width="100%" table:align="center"/>
    </style:style>
    <style:style style:name="Table5.A" style:family="table-column">
      <style:table-column-properties style:column-width="1.062cm" style:rel-column-width="4095*"/>
    </style:style>
    <style:style style:name="Table5.B" style:family="table-column">
      <style:table-column-properties style:column-width="14.875cm" style:rel-column-width="57343*"/>
    </style:style>
    <style:style style:name="Table5.A1" style:family="table-cell">
      <style:table-cell-properties style:vertical-align="middle"/>
    </style:style>
    <style:style style:name="Table6" style:family="table">
      <style:table-properties style:width="1.062cm" style:rel-width="100%" table:align="left"/>
    </style:style>
    <style:style style:name="Table6.A" style:family="table-column">
      <style:table-column-properties style:column-width="1.062cm" style:rel-column-width="65535*"/>
    </style:style>
    <style:style style:name="Table6" style:family="table">
      <style:table-properties style:width="1.062cm" style:rel-width="100%" table:align="left"/>
    </style:style>
    <style:style style:name="Table6.A" style:family="table-column">
      <style:table-column-properties style:column-width="1.062cm" style:rel-column-width="65535*"/>
    </style:style>
    <style:style style:name="Table7" style:family="table">
      <style:table-properties style:width="17cm" style:rel-width="100%" table:align="left" fo:background-color="#ffffff">
        <style:background-image/>
      </style:table-properties>
    </style:style>
    <style:style style:name="Table7.A" style:family="table-column">
      <style:table-column-properties style:column-width="17cm" style:rel-column-width="65535*"/>
    </style:style>
    <style:style style:name="Table7.1" style:family="table-row">
      <style:table-row-properties style:min-row-height="0.529cm"/>
    </style:style>
    <style:style style:name="Table8" style:family="table">
      <style:table-properties style:width="17cm" style:rel-width="100%" table:align="center"/>
    </style:style>
    <style:style style:name="Table8.A" style:family="table-column">
      <style:table-column-properties style:column-width="2.503cm" style:rel-column-width="9648*"/>
    </style:style>
    <style:style style:name="Table8.B" style:family="table-column">
      <style:table-column-properties style:column-width="13.439cm" style:rel-column-width="51806*"/>
    </style:style>
    <style:style style:name="Table8.C" style:family="table-column">
      <style:table-column-properties style:column-width="1.058cm" style:rel-column-width="4081*"/>
    </style:style>
    <style:style style:name="Table8.A1" style:family="table-cell">
      <style:table-cell-properties style:vertical-align="middle"/>
    </style:style>
    <style:style style:name="Table9" style:family="table">
      <style:table-properties style:width="2.503cm" table:align="left"/>
    </style:style>
    <style:style style:name="Table9.A" style:family="table-column">
      <style:table-column-properties style:column-width="2.503cm"/>
    </style:style>
    <style:style style:name="Table8" style:family="table">
      <style:table-properties style:width="17cm" style:rel-width="100%" table:align="center"/>
    </style:style>
    <style:style style:name="Table8.A" style:family="table-column">
      <style:table-column-properties style:column-width="2.503cm" style:rel-column-width="9648*"/>
    </style:style>
    <style:style style:name="Table8.B" style:family="table-column">
      <style:table-column-properties style:column-width="13.439cm" style:rel-column-width="51806*"/>
    </style:style>
    <style:style style:name="Table8.C" style:family="table-column">
      <style:table-column-properties style:column-width="1.058cm" style:rel-column-width="4081*"/>
    </style:style>
    <style:style style:name="Table8.A1" style:family="table-cell">
      <style:table-cell-properties style:vertical-align="middle"/>
    </style:style>
    <style:style style:name="Table9" style:family="table">
      <style:table-properties style:width="2.503cm" table:align="left"/>
    </style:style>
    <style:style style:name="Table9.A" style:family="table-column">
      <style:table-column-properties style:column-width="2.503cm"/>
    </style:style>
    <style:style style:name="Table9" style:family="table">
      <style:table-properties style:width="2.503cm" table:align="left"/>
    </style:style>
    <style:style style:name="Table9.A" style:family="table-column">
      <style:table-column-properties style:column-width="2.503cm"/>
    </style:style>
    <style:style style:name="Table10" style:family="table">
      <style:table-properties style:width="16.933cm" table:align="left" fo:background-color="#ffffff">
        <style:background-image/>
      </style:table-properties>
    </style:style>
    <style:style style:name="Table10.A" style:family="table-column">
      <style:table-column-properties style:column-width="16.933cm"/>
    </style:style>
    <style:style style:name="Table10.1" style:family="table-row">
      <style:table-row-properties style:min-row-height="0.529cm"/>
    </style:style>
    <style:style style:name="Table11" style:family="table">
      <style:table-properties style:width="16.933cm" style:rel-width="100%" table:align="left"/>
    </style:style>
    <style:style style:name="Table11.A" style:family="table-column">
      <style:table-column-properties style:column-width="14.817cm" style:rel-column-width="57343*"/>
    </style:style>
    <style:style style:name="Table11.B" style:family="table-column">
      <style:table-column-properties style:column-width="1.058cm" style:rel-column-width="4095*"/>
    </style:style>
    <style:style style:name="Table11.C" style:family="table-column">
      <style:table-column-properties style:column-width="1.058cm" style:rel-column-width="4097*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4.817cm" table:align="center"/>
    </style:style>
    <style:style style:name="Table12.A" style:family="table-column">
      <style:table-column-properties style:column-width="14.817cm"/>
    </style:style>
    <style:style style:name="Table12.A1" style:family="table-cell">
      <style:table-cell-properties fo:padding="0.049cm" fo:border="none"/>
    </style:style>
    <style:style style:name="Table11" style:family="table">
      <style:table-properties style:width="16.933cm" style:rel-width="100%" table:align="left"/>
    </style:style>
    <style:style style:name="Table11.A" style:family="table-column">
      <style:table-column-properties style:column-width="14.817cm" style:rel-column-width="57343*"/>
    </style:style>
    <style:style style:name="Table11.B" style:family="table-column">
      <style:table-column-properties style:column-width="1.058cm" style:rel-column-width="4095*"/>
    </style:style>
    <style:style style:name="Table11.C" style:family="table-column">
      <style:table-column-properties style:column-width="1.058cm" style:rel-column-width="4097*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4.817cm" table:align="center"/>
    </style:style>
    <style:style style:name="Table12.A" style:family="table-column">
      <style:table-column-properties style:column-width="14.817cm"/>
    </style:style>
    <style:style style:name="Table12.A1" style:family="table-cell">
      <style:table-cell-properties fo:padding="0.049cm" fo:border="none"/>
    </style:style>
    <style:style style:name="Table12" style:family="table">
      <style:table-properties style:width="14.817cm" table:align="center"/>
    </style:style>
    <style:style style:name="Table12.A" style:family="table-column">
      <style:table-column-properties style:column-width="14.817cm"/>
    </style:style>
    <style:style style:name="Table12.A1" style:family="table-cell">
      <style:table-cell-properties fo:padding="0.049cm" fo:border="none"/>
    </style:style>
    <style:style style:name="P1" style:family="paragraph" style:parent-style-name="Heading_20_1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999999" style:font-name="sans-serif" fo:font-size="9pt"/>
    </style:style>
    <style:style style:name="P5" style:family="paragraph" style:parent-style-name="Table_20_Contents">
      <style:paragraph-properties fo:margin-left="0cm" fo:margin-right="0cm" fo:margin-top="0.265cm" fo:margin-bottom="0.265cm" loext:contextual-spacing="false" fo:line-height="170%" fo:text-indent="0cm" style:auto-text-indent="false"/>
      <style:text-properties fo:color="#000000"/>
    </style:style>
    <style:style style:name="P6" style:family="paragraph" style:parent-style-name="Table_20_Contents">
      <style:paragraph-properties fo:margin-left="0cm" fo:margin-right="0cm" fo:margin-top="0.265cm" fo:margin-bottom="0.265cm" loext:contextual-spacing="false" fo:line-height="170%" fo:text-align="center" style:justify-single-word="false" fo:text-indent="0cm" style:auto-text-indent="false"/>
      <style:text-properties fo:color="#000000"/>
    </style:style>
    <style:style style:name="P7" style:family="paragraph" style:parent-style-name="Table_20_Contents">
      <style:paragraph-properties fo:margin-left="0cm" fo:margin-right="0cm" fo:margin-top="0.265cm" fo:margin-bottom="0.265cm" loext:contextual-spacing="false" fo:line-height="170%" fo:text-align="center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70%" fo:text-indent="0cm" style:auto-text-indent="false"/>
      <style:text-properties fo:color="#01366a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70%" fo:text-align="center" style:justify-single-word="false" fo:text-indent="0cm" style:auto-text-indent="false"/>
      <style:text-properties fo:color="#01366a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70%" fo:text-indent="0cm" style:auto-text-indent="false"/>
      <style:text-properties fo:color="#01366a" style:font-name="inherit" fo:font-size="24pt" fo:font-weight="bold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70%" fo:text-align="center" style:justify-single-word="false" fo:text-indent="0cm" style:auto-text-indent="false"/>
      <style:text-properties fo:color="#01366a" style:font-name="Arial" fo:font-size="24pt" fo:font-weight="bold" loext:padding="0cm" loext:border="none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70%" fo:text-align="center" style:justify-single-word="false" fo:text-indent="0cm" style:auto-text-indent="false"/>
      <style:text-properties fo:color="#000000" loext:padding="0cm" loext:border="none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70%" fo:text-align="center" style:justify-single-word="false" fo:text-indent="0cm" style:auto-text-indent="false"/>
      <style:text-properties fo:color="#000000" style:font-name="Arial" fo:font-size="24pt" fo:font-weight="bold" loext:padding="0cm" loext:border="non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70%" fo:text-indent="0cm" style:auto-text-indent="false"/>
      <style:text-properties fo:color="#000000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70%" fo:text-align="center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60%" fo:text-align="center" style:justify-single-word="false" fo:text-indent="0cm" style:auto-text-indent="false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70%" fo:text-indent="0cm" style:auto-text-indent="false" fo:padding="0cm" fo:border="none"/>
      <style:text-properties fo:color="#000000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70%" fo:text-align="center" style:justify-single-word="false" fo:text-indent="0cm" style:auto-text-indent="false" fo:padding="0cm" fo:border="none"/>
      <style:text-properties fo:color="#000000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70%" fo:text-indent="0cm" style:auto-text-indent="false" fo:padding="0cm" fo:border="none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70%" fo:text-align="center" style:justify-single-word="false" fo:text-indent="0cm" style:auto-text-indent="false" fo:padding="0cm" fo:border="none"/>
    </style:style>
    <style:style style:name="P22" style:family="paragraph" style:parent-style-name="Table_20_Contents">
      <style:paragraph-properties fo:margin-left="0cm" fo:margin-right="0cm" fo:margin-top="0.265cm" fo:margin-bottom="0cm" loext:contextual-spacing="false" fo:line-height="170%" fo:text-indent="0cm" style:auto-text-indent="false"/>
      <style:text-properties fo:color="#000000"/>
    </style:style>
    <style:style style:name="P2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sans-serif1" fo:font-size="11.25pt" fo:letter-spacing="normal" fo:font-style="normal" fo:font-weight="normal" style:font-name-asian="sans-serif1" style:font-size-asian="11.25pt" style:font-style-asian="normal" style:font-weight-asian="normal" style:font-name-complex="sans-serif1" style:font-size-complex="11.25pt" style:font-style-complex="normal" style:font-weight-complex="normal" loext:padding="0cm" loext:border="none"/>
    </style:style>
    <style:style style:name="T1" style:family="text">
      <style:text-properties style:font-name="inherit" fo:font-size="24pt" fo:font-weight="bold"/>
    </style:style>
    <style:style style:name="T2" style:family="text">
      <style:text-properties fo:color="#000000" style:font-name="inherit" fo:font-size="24pt" fo:font-weight="normal" loext:padding="0cm" loext:border="none"/>
    </style:style>
    <style:style style:name="T3" style:family="text">
      <style:text-properties fo:color="#000000" style:font-name="inherit" fo:font-size="24pt" fo:font-weight="bold" loext:padding="0cm" loext:border="none"/>
    </style:style>
    <style:style style:name="T4" style:family="text">
      <style:text-properties fo:color="#000000" loext:padding="0cm" loext:border="none"/>
    </style:style>
    <style:style style:name="T5" style:family="text">
      <style:text-properties fo:color="#000000" fo:font-size="12pt" fo:font-weight="normal" loext:padding="0cm" loext:border="none"/>
    </style:style>
    <style:style style:name="T6" style:family="text">
      <style:text-properties fo:color="#000000" style:font-name="Segoe UI1" fo:font-size="17pt" fo:font-weight="normal" loext:padding="0cm" loext:border="none"/>
    </style:style>
    <style:style style:name="T7" style:family="text">
      <style:text-properties fo:color="#01366a" fo:font-size="24pt" fo:font-weight="normal"/>
    </style:style>
    <style:style style:name="T8" style:family="text">
      <style:text-properties fo:color="#01366a" style:font-name="inherit" fo:font-size="24pt" fo:font-weight="normal" loext:padding="0cm" loext:border="none"/>
    </style:style>
    <style:style style:name="T9" style:family="text">
      <style:text-properties fo:color="#01366a" style:font-name="inherit" fo:font-size="18pt" fo:font-weight="bold" loext:padding="0cm" loext:border="none"/>
    </style:style>
    <style:style style:name="T10" style:family="text">
      <style:text-properties fo:color="#01366a" loext:padding="0cm" loext:border="none"/>
    </style:style>
    <style:style style:name="T11" style:family="text">
      <style:text-properties fo:color="#01366a" style:font-name="Segoe UI1" fo:font-size="18pt" fo:font-weight="normal" loext:padding="0cm" loext:border="none"/>
    </style:style>
    <style:style style:name="T12" style:family="text">
      <style:text-properties fo:color="#ae2515" style:font-name="inherit" fo:font-size="24pt" fo:font-weight="normal" loext:padding="0cm" loext:border="none"/>
    </style:style>
    <style:style style:name="T13" style:family="text">
      <style:text-properties fo:color="#ae2515" style:font-name="inherit" fo:font-size="31.5pt" fo:font-weight="bold" loext:padding="0cm" loext:border="none"/>
    </style:style>
    <style:style style:name="T14" style:family="text">
      <style:text-properties fo:color="#ae2515" style:font-name="Arial" fo:font-size="27pt" fo:font-weight="bold" loext:padding="0cm" loext:border="none"/>
    </style:style>
    <style:style style:name="T15" style:family="text">
      <style:text-properties fo:color="#ae2515" style:font-name="Segoe UI1" fo:font-size="17pt" fo:font-weight="normal" loext:padding="0cm" loext:border="none"/>
    </style:style>
    <style:style style:name="T16" style:family="text">
      <style:text-properties style:font-name="Arial" fo:font-size="24pt" fo:font-weight="bold"/>
    </style:style>
    <style:style style:name="T17" style:family="text">
      <style:text-properties fo:color="#8a1509" style:font-name="inherit" fo:font-size="18pt" fo:font-weight="bold" loext:padding="0cm" loext:border="none"/>
    </style:style>
    <style:style style:name="T18" style:family="text">
      <style:text-properties fo:color="#ffffff" style:text-line-through-style="none" style:text-line-through-type="none" style:font-name="inherit" fo:font-size="13.5pt" style:text-underline-style="none" fo:font-weight="bold" style:text-blinking="false" fo:background-color="#ae2515" loext:char-shading-value="0" loext:padding="0cm" loext:border="none"/>
    </style:style>
    <style:style style:name="T19" style:family="text">
      <style:text-properties fo:color="#999999" style:font-name="sans-serif" fo:font-size="9pt"/>
    </style:style>
    <style:style style:name="T20" style:family="text">
      <style:text-properties fo:color="#999999" style:font-name="inherit" fo:font-size="9pt" loext:padding="0cm" loext:border="none"/>
    </style:style>
    <style:style style:name="T21" style:family="text">
      <style:text-properties fo:font-variant="normal" fo:text-transform="none" fo:color="#242424" style:font-name="Segoe UI" fo:font-size="10.5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x_section-1576616261664">
        <table:table table:name="Table1" table:style-name="Table1">
          <table:table-column table:style-name="Table1.A"/>
          <table:table-row table:style-name="TableLine94757443724544">
            <table:table-cell office:value-type="string">
              <table:table table:name="Table2" table:style-name="Table2">
                <table:table-column table:style-name="Table2.A"/>
                <table:table-column table:style-name="Table2.B"/>
                <table:table-row table:style-name="TableLine94757609881056">
                  <table:table-cell office:value-type="string">
                    <table:table table:name="Table3" table:style-name="Table3">
                      <table:table-column table:style-name="Table3.A"/>
                      <table:table-row table:style-name="TableLine94757504562688">
                        <table:table-cell office:value-type="string">
                          <text:p text:style-name="P21"><text:span text:style-name="Strong_20_Emphasis"><text:span text:style-name="T21">I am Mrs. Teresa Pereda, 65 years old, deaf and a widow. I was married to the late Engr Keith Howard Pereda ,who worked with Shell Development Company in London for Twenty-Six years before he died in the year 2007 after a brief illness that lasted only five days.</text:span></text:span><text:span text:style-name="Strong_20_Emphasis"><text:span text:style-name="T2"><text:line-break/><text:line-break/></text:span></text:span><text:span text:style-name="Strong_20_Emphasis"><text:span text:style-name="T21">When my late husband was alive he deposited the sum of US$30 Million in a firm here. Following my ill health(Cancer of the Lungs), my Doctor told me that I may not live longer than required due to my health condition. I am looking forward to seeing someone who can use this money in charitable works.</text:span></text:span><text:span text:style-name="Strong_20_Emphasis"><text:span text:style-name="T2"><text:line-break/><text:line-break/></text:span></text:span><text:span text:style-name="Strong_20_Emphasis"><text:span text:style-name="T21">More details will be made known to you upon your response.</text:span></text:span><text:span text:style-name="Strong_20_Emphasis"><text:span text:style-name="T2"><text:line-break/><text:line-break/></text:span></text:span><text:span text:style-name="Strong_20_Emphasis"><text:span text:style-name="T21">Please get back to me via my private Email:( tpe87691@gmail.com)here for further directives.</text:span></text:span><text:span text:style-name="Strong_20_Emphasis"><text:span text:style-name="T2"><text:line-break/><text:line-break/></text:span></text:span><text:span text:style-name="Strong_20_Emphasis"><text:span text:style-name="T21">May God Bless You.</text:span></text:span><text:span text:style-name="Strong_20_Emphasis"><text:span text:style-name="T2"><text:line-break/></text:span></text:span><text:span text:style-name="Strong_20_Emphasis"><text:span text:style-name="T21">Mrs. Teresa Pereda</text:span></text:span><text:span text:style-name="T9"> </text:span></text:p>
                        </table:table-cell>
                      </table:table-row>
                    </table:table>
                    <text:p text:style-name="P2"/>
                  </table:table-cell>
                  <table:table-cell table:style-name="Table2.B1" office:value-type="string">
                    <text:p text:style-name="P3"><draw:frame draw:style-name="fr1" draw:name="Image1" text:anchor-type="as-char" svg:width="1.058cm" svg:height="0.041cm" draw:z-index="4"><draw:image xlink:href="Pictures/10000201000000010000000124E9D314E0E6B254.png" xlink:type="simple" xlink:show="embed" xlink:actuate="onLoad" loext:mime-type="image/png"/></draw:frame></text:p>
                  </table:table-cell>
                </table:table-row>
              </table:table>
              <text:p text:style-name="P2"/>
            </table:table-cell>
          </table:table-row>
        </table:table>
        <text:p text:style-name="Text_20_body"/>
      </text:section>
      <text:section text:style-name="Sect1" text:name="x_section-1617051429284">
        <table:table table:name="Table4" table:style-name="Table4">
          <table:table-column table:style-name="Table4.A"/>
          <table:table-row table:style-name="Table4.1">
            <table:table-cell office:value-type="string">
              <text:p text:style-name="P3"><draw:frame draw:style-name="fr1" draw:name="Image2" text:anchor-type="as-char" svg:width="0.041cm" svg:height="0.529cm" draw:z-index="0"><draw:image xlink:href="Pictures/10000201000000010000000124E9D314E0E6B254.png" xlink:type="simple" xlink:show="embed" xlink:actuate="onLoad" loext:mime-type="image/png"/></draw:frame></text:p>
              <table:table table:name="Table5" table:style-name="Table5">
                <table:table-column table:style-name="Table5.A"/>
                <table:table-column table:style-name="Table5.B"/>
                <table:table-column table:style-name="Table5.A"/>
                <table:table-row table:style-name="TableLine94757578308544">
                  <table:table-cell table:style-name="Table5.A1" office:value-type="string">
                    <text:p text:style-name="P3"><draw:frame draw:style-name="fr1" draw:name="Image3" text:anchor-type="as-char" svg:width="1.058cm" svg:height="0.041cm" draw:z-index="1"><draw:image xlink:href="Pictures/10000201000000010000000124E9D314E0E6B254.png" xlink:type="simple" xlink:show="embed" xlink:actuate="onLoad" loext:mime-type="image/png"/></draw:frame></text:p>
                    <table:table table:name="Table6" table:style-name="Table6">
                      <table:table-column table:style-name="Table6.A"/>
                      <table:table-row table:style-name="TableLine94757553648000">
                        <table:table-cell office:value-type="string">
                          <text:p text:style-name="P2"/>
                        </table:table-cell>
                      </table:table-row>
                    </table:table>
                    <text:p text:style-name="Table_20_Contents"/>
                  </table:table-cell>
                  <table:table-cell office:value-type="string">
                    <text:p text:style-name="P2"/>
                  </table:table-cell>
                  <table:table-cell table:style-name="Table5.A1" office:value-type="string">
                    <text:p text:style-name="P3"><draw:frame draw:style-name="fr1" draw:name="Image4" text:anchor-type="as-char" svg:width="1.058cm" svg:height="0.041cm" draw:z-index="2"><draw:image xlink:href="https://cosmicpimg-prod.services.web.outlook.com/proxy/?u=http%3A%2F%2Fa.kajabi.com%2F9%2F9d08eac.png&amp;t=eyJhbGciOiJSUzI1NiIsInR5cCI6IkpXVCIsImtpZCI6IktJcHppcDdIYnRpSVgwOG5CaXU3M2hWRTFFVT0iLCJ4NXQiOiJLSXB6aXA3SGJ0aUlYMDhuQml1NzNoVkUxRVU9IiwiaXNzbG9jIjoiQVM4UDE4OU1CMTQ3NyIsInNyc24iOjYzODg0ODM2MzU0NTk2MzE0NX0.eyJ1dGkiOiI1NjRlM2IxNi04Mjk1LTQ5OTctOGY5Yy00NjUyZDZjMzcwNmYiLCJpYXQiOjE3NDk1NzYzMTgsInZlciI6IlNUSS5Vc2VyLlYxIiwic2FwLXZlcnNpb24iOiI4IiwiYXBwaWQiOiJmMjA0MTUwNC0yZjgxLTQ5M2QtYWY4ZC1iNGIzNTBjZWZlNTciLCJpc3NyaW5nIjoiV1ciLCJhcHBpZGFjciI6IjIiLCJ0aWQiOiI4NGRmOWU3ZmU5ZjY0MGFmYjQzNWFhYWFhYWFhYWFhYSIsInNjcCI6IkltYWdlUHJveHktSW50ZXJuYWwuUmVuZGVyIiwidG9wb2xvZ3kiOiJ7XCJUeXBlXCI6XCJNYWNoaW5lXCIsXCJWYWx1ZVwiOlwiQVM4UDE4OU1CMTQ3Ny5FVVJQMTg5LlBST0QuT1VUTE9PSy5DT01cIn0iLCJwdWlkIjoiMDAwNjQwMDBFNjJFRTcyNyIsImVwayI6IntcImt0eVwiOlwiUlNBXCIsXCJuXCI6XCJvSXVjN2JmVUFIS2dYaDE1RW5vRXpMZ1ZmdzI2UXhzWW9ObEZnTHdtZnJnVkxWQlFuczl2Y1dGQmczRjNRMS1NM3hFWEtOOUNwYzB6WXF2aWRuNER4RXJUUDZVeF82cWItRUtDWE5iYlh1bzVKNmFNaEpmSjV1cVgzMGIwRWxsWndnZGJUakUzNzBMWlhWenZ3Y3R4NlZGNnFaY1RiNFlIRmJkNVBMOGdOcU5tcURhVHR0WTNuQ3ZtWDZMY3hpV0dOVnVnbDBCekhZMEwtWXB2ZnpEZkE4UHpYbFRsN2Vjb3FxaWR6QWZoVHlMUEV0M3gzcDFuRWlTd1I1aVZKUmpCTVd4d2ZHbWNzRzN5V1J4bkFIcUtuU0pzWUtTMlpuMDFDYTRxNjBDeGhGSmhFUDEzVWRXNWhmSC0za2FXUHVXZzNZa21qdDJwdDJJc3JZdGdaeTNWSlFcIixcImVcIjpcIkFRQUJcIixcImFsZ1wiOlwiUlMyNTZcIixcImV4cFwiOlwiMTc0OTY2NTQ3NFwiLFwiZXhwX2RpZmZcIjpcIjg2NDAwXCIsXCJraWRcIjpcInFOVmZ3OHB3V09UM0pnTWlUM2dxdXhoTlBpZ1wifS50OXhxNFZ4dHdXc1RTR1J3dVB6TStXSFBPYkdUYjJQVk5IMnAvLzBEVkJ5V0VOa08vejlBREk3OUI2ZjdCZUZndUdwSUQ4OHpLK0xXM2F1SURWd2Z5amtMUFRvUU5CdnVtN21aMUN5bW9lVmRGS0dVMVh1T09WYS9pMmRXQk4rMXVTbC9KY0dTczNZaXdpdC82b0JzblVFdlpQOWhMQ1FPYnlZaXJPMnB4UVM0NjBpOUUrbmVQVkdJN3R4VGhUMWd1WWlWYSs3U0tTdzR5UDJPaHU0VDhQbE92NW5BaEhTcDNFendxOW9ETG5XeGQxcnRHSEV5dEl3Z2RSZENzOFBkTnlFZ3hoMjRVN3k5ZHZhMTVSbnR0Skcwci9sSDc3RnRoci83Q3FzNkIxOVppSk91LzlNYWgvNWJSeXlRL1dLT3MrMFFDcXdKdHVSWXJuSTRLRFdSTFE9PSIsIm5iZiI6MTc0OTU3NjMxOCwiZXhwIjoxNzQ5NTc3MjE4LCJpc3MiOiJodHRwczovL3N1YnN0cmF0ZS5vZmZpY2UuY29tL3N0cy8iLCJhdWQiOiJodHRwczovL2Nvc21pY2ltZy1wcm9kLnNlcnZpY2VzLndlYi5vdXRsb29rLmNvbSIsInNzZWMiOiJFN0FVNWJzbmVDWG90TEtUIn0.eciNiTkVpGHbSgqpXS6FFAiJjlokrZfyIdYiRlCUpjPXtBcOnitJEKQKxCRQaWirehlOfxQoYmo9JtfWdN6lBSsVPRX-oCnjzc0h27JhIJjDrJpZAOKxKUs2ZEgJss2xVDV3vQndO1d6ByX5HjOISjNOYV9qMpsZM6mZCNFhgU8yhswKkljEVtVu5oolH1hJC_WOI0ZRXg_vtQhaQ4Wtes7CD8lfv1E1-G_9EW365nmpvfb-FSUV-rUNVAjkcl2kb82Lx_qgjHkw5TEPxDNMTrYDmMeyaT4qwEoCr2rVRQ2qqbV-wfBRznG5Vd8nb6kzTcmDvTKdSyxlXjndWWEhYA&amp;r=p&amp;s=c" xlink:type="simple" xlink:show="embed" xlink:actuate="onLoad" loext:mime-type="image/png"/></draw:frame></text:p>
                  </table:table-cell>
                </table:table-row>
              </table:table>
              <text:p text:style-name="Table_20_Contents"/>
            </table:table-cell>
          </table:table-row>
          <table:table-row table:style-name="TableLine94757603026832">
            <table:table-cell office:value-type="string">
              <text:p text:style-name="P2"/>
            </table:table-cell>
          </table:table-row>
          <table:table-row table:style-name="Table4.1">
            <table:table-cell office:value-type="string">
              <text:p text:style-name="P3"><draw:frame draw:style-name="fr1" draw:name="Image5" text:anchor-type="as-char" svg:width="0.041cm" svg:height="0.529cm" draw:z-index="3"><draw:image xlink:href="Pictures/10000201000000010000000124E9D314E0E6B254.png" xlink:type="simple" xlink:show="embed" xlink:actuate="onLoad" loext:mime-type="image/png"/></draw:frame></text:p>
            </table:table-cell>
          </table:table-row>
        </table:table>
        <text:p text:style-name="Text_20_body"/>
      </text:section>
      <text:section text:style-name="Sect1" text:name="x_section-1617052011531">
        <table:table table:name="Table7" table:style-name="Table7">
          <table:table-column table:style-name="Table7.A"/>
          <table:table-row table:style-name="Table7.1">
            <table:table-cell office:value-type="string">
              <text:p text:style-name="P3"><draw:frame draw:style-name="fr1" draw:name="Image6" text:anchor-type="as-char" svg:width="0.041cm" svg:height="0.529cm" draw:z-index="5"><draw:image xlink:href="Pictures/10000201000000010000000124E9D314E0E6B254.png" xlink:type="simple" xlink:show="embed" xlink:actuate="onLoad" loext:mime-type="image/png"/></draw:frame></text:p>
              <table:table table:name="Table8" table:style-name="Table8">
                <table:table-column table:style-name="Table8.A"/>
                <table:table-column table:style-name="Table8.B"/>
                <table:table-column table:style-name="Table8.C"/>
                <table:table-row table:style-name="TableLine94757603614736">
                  <table:table-cell table:style-name="Table8.A1" office:value-type="string">
                    <text:p text:style-name="P3"><text:soft-page-break/><draw:frame draw:style-name="fr1" draw:name="Image7" text:anchor-type="as-char" svg:width="1.058cm" svg:height="0.041cm" draw:z-index="6"><draw:image xlink:href="Pictures/10000201000000010000000124E9D314E0E6B254.png" xlink:type="simple" xlink:show="embed" xlink:actuate="onLoad" loext:mime-type="image/png"/></draw:frame></text:p>
                    <table:table table:name="Table9" table:style-name="Table9">
                      <table:table-column table:style-name="Table9.A"/>
                      <table:table-row table:style-name="TableLine94757578352352">
                        <table:table-cell office:value-type="string">
                          <text:p text:style-name="P17"><text:a xlink:type="simple" xlink:href="https://email.c.kajabimail.net/c/eJxskMuu2yAQhp_GbKpY3MbGCxa9RarUXR_AwjA0tDa4gOPm7avEOZueLPk_5p_RZ9Z1jGZB_dv8MlM4lZoy-pxiLac1J7fZGlIkTgM4NxHUrJcDQE8BCC4mzKPDOVwx38bgtOBiEJRxMQxPGpzmDKBjAiR7ZguWYn7iWG8r6iOacjLOmlKfXzKWtGWLL-cL_tkwHvAt2qZH29f769N_Za_IRRvbee8HRKd87xSfgEs6eZA9eGU6RYLmlAPtGGWcSiZa6LlgXinXK6mEko2ktj283cvbiJXM-lLrWhrxseHnhp_3fW9L8nU3GfGvxXm-X26scbjcWpuWhp-_hyuePqctFyzkTU7B6DCPLi0mRP1uT9ZziC7sWC9mujWSXlJ9QJsWktGGNWCsD30SmFIDE4KUUB_SuoEDkKp_hIofvn1puDiSq-b_AgAA__-aTbJ1" office:target-frame-name="_blank" xlink:show="new" text:style-name="Internet_20_link" text:visited-style-name="Visited_20_Internet_20_Link"><text:span text:style-name="T18">Register Now for Strategic Thinking for You and Your Org—Vision, Mission, and Strategy that Work</text:span></text:a></text:p>
                        </table:table-cell>
                      </table:table-row>
                    </table:table>
                    <text:p text:style-name="Table_20_Contents"/>
                  </table:table-cell>
                  <table:table-cell office:value-type="string">
                    <text:p text:style-name="P2"/>
                  </table:table-cell>
                  <table:table-cell table:style-name="Table8.A1" office:value-type="string">
                    <text:p text:style-name="P3"><draw:frame draw:style-name="fr1" draw:name="Image8" text:anchor-type="as-char" svg:width="1.058cm" svg:height="0.041cm" draw:z-index="10"><draw:image xlink:href="Pictures/10000201000000010000000124E9D314E0E6B254.png" xlink:type="simple" xlink:show="embed" xlink:actuate="onLoad" loext:mime-type="image/png"/></draw:frame></text:p>
                  </table:table-cell>
                </table:table-row>
              </table:table>
              <text:p text:style-name="Table_20_Contents"/>
            </table:table-cell>
          </table:table-row>
          <table:table-row table:style-name="TableLine94757497201712">
            <table:table-cell office:value-type="string">
              <text:p text:style-name="P2"/>
            </table:table-cell>
          </table:table-row>
          <table:table-row table:style-name="Table7.1">
            <table:table-cell office:value-type="string">
              <text:p text:style-name="P3"><draw:frame draw:style-name="fr1" draw:name="Image9" text:anchor-type="as-char" svg:width="0.041cm" svg:height="0.529cm" draw:z-index="11"><draw:image xlink:href="Pictures/10000201000000010000000124E9D314E0E6B254.png" xlink:type="simple" xlink:show="embed" xlink:actuate="onLoad" loext:mime-type="image/png"/></draw:frame></text:p>
            </table:table-cell>
          </table:table-row>
        </table:table>
        <text:p text:style-name="P23"/>
      </text:section>
      <text:section text:style-name="Sect1" text:name="x_section-footer">
        <table:table table:name="Table10" table:style-name="Table10">
          <table:table-column table:style-name="Table10.A"/>
          <table:table-row table:style-name="Table10.1">
            <table:table-cell office:value-type="string">
              <text:p text:style-name="P3"><draw:frame draw:style-name="fr1" draw:name="Image10" text:anchor-type="as-char" svg:width="0.041cm" svg:height="0.529cm" draw:z-index="7"><draw:image xlink:href="Pictures/10000201000000010000000124E9D314E0E6B254.png" xlink:type="simple" xlink:show="embed" xlink:actuate="onLoad" loext:mime-type="image/png"/></draw:frame></text:p>
              <table:table table:name="Table11" table:style-name="Table11">
                <table:table-column table:style-name="Table11.A"/>
                <table:table-column table:style-name="Table11.B"/>
                <table:table-column table:style-name="Table11.C"/>
                <table:table-row table:style-name="TableLine94757503018752">
                  <table:table-cell table:style-name="Table11.A1" office:value-type="string">
                    <text:p text:style-name="P3"><draw:frame draw:style-name="fr1" draw:name="Image11" text:anchor-type="as-char" svg:width="1.058cm" svg:height="0.041cm" draw:z-index="8"><draw:image xlink:href="Pictures/10000201000000010000000124E9D314E0E6B254.png" xlink:type="simple" xlink:show="embed" xlink:actuate="onLoad" loext:mime-type="image/png"/></draw:frame></text:p>
                    <table:table table:name="Table12" table:style-name="Table12">
                      <table:table-column table:style-name="Table12.A"/>
                      <table:table-row table:style-name="TableLine94757494333824">
                        <table:table-cell table:style-name="Table12.A1" office:value-type="string">
                          <text:p text:style-name="P8"><text:a xlink:type="simple" xlink:href="https://email.c.kajabimail.net/c/eJxskc2O3CAQhJ8GXyKP-PXAgUOijaWc8wAWNO0dMjY4gHcybx_Nz0ZRskeq6FJ3fW7bpuRWtGf3w_nY15YLziWnVvut5LBDizl1wSoVgu_QsqM0Sh2pUh2uLi5TwCW-YblOMVjBhRGUcWHM043BcqbUwISS7KmtWKt7xaldN7QPyZfsArjanl8K1rwXwA_nK_7cMT3Md2n397Svt9eXf8I-ck5WMk9ZoGbW4MSAbtaaK-aQei2Flr6LllOu6MAo41QycVBHLtisdThqqYWWRFI4PHq7hR8Stm6xp9a2SsRnwkfCx8vlcqh5bhdXEH8BLsttcwcu4Ho9QF4JHyGn5qBVwkcuFdPaMCEIH-vuK5S43QgQMYYYiHj5q2LCh3qO2wRLhPPUioNzTK9EvLSyI-HDvt8nmANxZGrumQy0l4C6N0aYnoIO3lEjTIDunUnFFLBMIa8uJvvfecUuMYV4wXZy_kokPeV2NyGvXUGIW8TU7tT-XNLV2O6sBsOV6pr9Hht--vZCuHgob5b_DgAA____KdSg" office:target-frame-name="_blank" xlink:show="new" text:style-name="Internet_20_link" text:visited-style-name="Visited_20_Internet_20_Link"><text:span text:style-name="T20">Unsubscribe</text:span></text:a><text:span text:style-name="T19"> | Sent by Westfall Team, Inc.</text:span></text:p>
                        </table:table-cell>
                      </table:table-row>
                      <table:table-row table:style-name="TableLine94757494333824">
                        <table:table-cell table:style-name="Table12.A1" office:value-type="string">
                          <text:p text:style-name="P4">P.O. Box 61 • Montague, TX • 76251</text:p>
                        </table:table-cell>
                      </table:table-row>
                    </table:table>
                    <text:p text:style-name="Table_20_Contents"/>
                  </table:table-cell>
                  <table:table-cell office:value-type="string">
                    <text:p text:style-name="P2"/>
                  </table:table-cell>
                  <table:table-cell table:style-name="Table11.A1" office:value-type="string">
                    <text:p text:style-name="P3"><draw:frame draw:style-name="fr1" draw:name="Image12" text:anchor-type="as-char" svg:width="1.058cm" svg:height="0.041cm" draw:z-index="9"><draw:image xlink:href="Pictures/10000201000000010000000124E9D314E0E6B254.png" xlink:type="simple" xlink:show="embed" xlink:actuate="onLoad" loext:mime-type="image/png"/></draw:frame></text:p>
                  </table:table-cell>
                </table:table-row>
              </table:table>
              <text:p text:style-name="Table_20_Contents"/>
            </table:table-cell>
          </table:table-row>
          <table:table-row table:style-name="TableLine94757494363360">
            <table:table-cell office:value-type="string">
              <text:p text:style-name="P2"/>
            </table:table-cell>
          </table:table-row>
          <table:table-row table:style-name="Table10.1">
            <table:table-cell office:value-type="string">
              <text:p text:style-name="P3"><draw:frame draw:style-name="fr1" draw:name="Image13" text:anchor-type="as-char" svg:width="0.041cm" svg:height="0.529cm" draw:z-index="12"><draw:image xlink:href="Pictures/10000201000000010000000124E9D314E0E6B254.png" xlink:type="simple" xlink:show="embed" xlink:actuate="onLoad" loext:mime-type="image/png"/></draw:frame></text:p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, serif, EmojiFont"/>
    <style:font-face style:name="Lohit Devanagari1" svg:font-family="'Lohit Devanagari'"/>
    <style:font-face style:name="Segoe UI" svg:font-family="'Segoe UI', 'Segoe UI Web (West European)', apple-system, BlinkMacSystemFont, Roboto, 'Helvetica Neue', sans-serif"/>
    <style:font-face style:name="Segoe UI1" svg:font-family="'Segoe UI', sans-serif, serif, EmojiFont"/>
    <style:font-face style:name="inherit" svg:font-family="inherit"/>
    <style:font-face style:name="sans-serif" svg:font-family="sans-serif"/>
    <style:font-face style:name="sans-serif1" svg:font-family="sans-serif, serif, Emoj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0T19:24:57.214400967</meta:creation-date>
    <dc:date>2025-06-10T19:46:07.167357445</dc:date>
    <meta:editing-duration>PT21M10S</meta:editing-duration>
    <meta:editing-cycles>2</meta:editing-cycles>
    <meta:generator>LibreOffice/6.4.7.2$Linux_X86_64 LibreOffice_project/40$Build-2</meta:generator>
    <meta:document-statistic meta:table-count="12" meta:image-count="13" meta:object-count="0" meta:page-count="2" meta:paragraph-count="17" meta:word-count="167" meta:character-count="930" meta:non-whitespace-character-count="763"/>
  </office:meta>
</office:document-meta>
</file>